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ahoma" svg:font-family="Tahoma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The greatest accomplishment is not in never falling, but in rising again after you fall." (Vince Lombardi)</text:span></text:p>
        <text:p><text:span text:style-name="T2">Outro texto de exemplo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FootnoteReference" style:family="text">
      <style:text-properties style:text-position="super"/>
    </style: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oneUserDefinedStyle2" style:family="text">
      <style:text-properties style:font-name="Tahoma" style:font-name-complex="Tahoma" fo:font-size="19pt" style:font-size-asian="19pt" style:font-size-complex="19pt" fo:color="#1B2232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13T17:49:22.000</dc:date>
    <meta:generator>PHPWord</meta:generator>
    <meta:initial-creator/>
    <meta:creation-date>2018-03-13T17:49:22.000</meta:creation-date>
    <meta:keyword/>
    <meta:user-defined meta:name="Category"/>
    <meta:user-defined meta:name="Company"/>
    <meta:user-defined meta:name="Manager"/>
  </office:meta>
</office:document-meta>
</file>